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lbany AMT" svg:font-family="'Albany AMT'" style:font-family-generic="system" style:font-pitch="variable"/>
  </office:font-face-decls>
  <office:automatic-styles>
    <style:style style:name="Таблица1" style:family="table" style:master-page-name="MP0">
      <style:table-properties style:width="16.944cm" fo:margin-left="-0.191cm" style:page-number="auto" table:align="left"/>
    </style:style>
    <style:style style:name="Таблица1.A" style:family="table-column">
      <style:table-column-properties style:column-width="8.534cm"/>
    </style:style>
    <style:style style:name="Таблица1.B" style:family="table-column">
      <style:table-column-properties style:column-width="8.41cm"/>
    </style:style>
    <style:style style:name="Таблица1.1" style:family="table-row">
      <style:table-row-properties style:min-row-height="7.923cm" style:use-optimal-row-height="false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>
        <style:tab-stops>
          <style:tab-stop style:position="3.33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.501cm"/>
        </style:tab-stops>
      </style:paragraph-properties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background-color="#ff0000"/>
    </style:style>
    <style:style style:name="P13" style:family="paragraph" style:parent-style-name="Standard">
      <style:paragraph-properties fo:margin-left="1.81cm" fo:margin-right="0cm" fo:text-indent="0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 style:snap-to-layout-grid="false">
        <style:tab-stops/>
      </style:paragraph-properties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margin-left="0cm" fo:margin-right="0cm" fo:text-indent="0cm" style:auto-text-indent="false" fo:background-color="transparent" style:snap-to-layout-grid="false">
        <style:tab-stops/>
        <style:background-image/>
      </style:paragraph-properties>
      <style:text-properties fo:font-size="14pt" fo:language="en" fo:country="US" fo:background-color="transparent" style:font-size-asian="14pt" style:font-size-complex="14pt"/>
    </style:style>
    <style:style style:name="P19" style:family="paragraph" style:parent-style-name="Table_20_Contents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Standard">
      <style:paragraph-properties fo:text-align="center" style:justify-single-word="false" fo:break-before="page" style:snap-to-layout-grid="false"/>
      <style:text-properties fo:language="en" fo:country="US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officeooo:paragraph-rsid="001fe814" style:font-size-asian="14pt" style:font-size-complex="14pt"/>
    </style:style>
    <style:style style:name="P23" style:family="paragraph" style:parent-style-name="Heading_20_6">
      <style:text-properties fo:font-size="11pt" style:font-size-asian="11pt" style:font-size-complex="11pt"/>
    </style:style>
    <style:style style:name="P24" style:family="paragraph" style:parent-style-name="Heading_20_4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/>
    </style:style>
    <style:style style:name="P25" style:family="paragraph" style:parent-style-name="Heading_20_4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fo:font-weight="normal" officeooo:paragraph-rsid="001fe814" style:font-size-asian="14pt" style:font-weight-asian="normal" style:font-size-complex="14pt"/>
    </style:style>
    <style:style style:name="P26" style:family="paragraph" style:parent-style-name="Heading_20_4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Heading_20_4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style:font-size-asian="14pt" style:font-size-complex="14pt"/>
    </style:style>
    <style:style style:name="P28" style:family="paragraph">
      <style:text-properties style:font-name="Times New Roman" fo:font-size="12pt" style:font-size-asian="12pt" style:font-size-complex="12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/>
    </style:style>
    <style:style style:name="T6" style:family="text">
      <style:text-properties fo:language="en" fo:country="US" officeooo:rsid="001fe814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fe814"/>
    </style:style>
    <style:style style:name="T9" style:family="text">
      <style:text-properties fo:language="ru" fo:country="RU" fo:font-weight="normal" officeooo:rsid="001fe814" style:font-weight-asian="normal"/>
    </style:style>
    <style:style style:name="T10" style:family="text">
      <style:text-properties fo:font-size="14pt" fo:font-weight="normal" style:font-size-asian="14pt" style:font-weight-asian="normal" style:font-size-complex="14pt"/>
    </style:style>
    <style:style style:name="T11" style:family="text">
      <style:text-properties officeooo:rsid="001fe814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officeooo:rsid="001fe814" style:font-weight-asian="normal"/>
    </style:style>
    <style:style style:name="T14" style:family="text">
      <style:text-properties officeooo:rsid="002009ed"/>
    </style:style>
    <style:style style:name="T15" style:family="text">
      <style:text-properties style:font-name="Times New Roman"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96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8" svg:width="6.234cm" svg:height="0.976cm" svg:x="3.046cm" svg:y="26.652cm">
        <draw:text-box>
          <text:p><text:span text:style-name="T15">$notify_worker_fio$</text:span></text:p>
          <text:p><text:span text:style-name="T15">$notify_worker_phone$</text:span></text:p>
        </draw:text-box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/>
            <text:p text:style-name="P1">РОССИЙСКАЯ ФЕДЕРАЦИЯ</text:p>
            <text:p text:style-name="P1">ИРКУТСКАЯ ОБЛАСТЬ</text:p>
            <text:p text:style-name="P2"/>
            <text:p text:style-name="P23">АДМИНИСТРАЦИЯ</text:p>
            <text:p text:style-name="P23">МУНИЦИПАЛЬНОГО ОБРАЗОВАНИЯ</text:p>
            <text:p text:style-name="P23">ГОРОДА БРАТСКА</text:p>
            <text:p text:style-name="P4"/>
            <text:p text:style-name="P3">КОМИТЕТ ПО УПРАВЛЕНИЮ МУНИЦИПАЛЬНЫМ ИМУЩЕСТВОМ</text:p>
            <text:p text:style-name="P2"/>
            <text:p text:style-name="P7"><text:span text:style-name="Основной_20_шрифт_20_абзаца"><text:span text:style-name="T1"><text:s/></text:span></text:span><text:span text:style-name="Основной_20_шрифт_20_абзаца"><text:span text:style-name="T2">Ленина пр-т., д. 37, Братск, 665708</text:span></text:span></text:p>
            <text:p text:style-name="P5">тел.: (3953) 349-060</text:p>
            <text:p text:style-name="P5">факс: (3953) 349-065</text:p>
            <text:p text:style-name="P8"><text:span text:style-name="Основной_20_шрифт_20_абзаца"><text:span text:style-name="T3">E</text:span></text:span><text:span text:style-name="Основной_20_шрифт_20_абзаца"><text:span text:style-name="T2">-</text:span></text:span><text:span text:style-name="Основной_20_шрифт_20_абзаца"><text:span text:style-name="T3">mail</text:span></text:span><text:span text:style-name="Основной_20_шрифт_20_абзаца"><text:span text:style-name="T2">: </text:span></text:span><text:span text:style-name="Основной_20_шрифт_20_абзаца"><text:span text:style-name="T3">refer-kumi</text:span></text:span><text:span text:style-name="Основной_20_шрифт_20_абзаца"><text:span text:style-name="T2">@</text:span></text:span><text:span text:style-name="Основной_20_шрифт_20_абзаца"><text:span text:style-name="T3">bratsk</text:span></text:span><text:span text:style-name="Основной_20_шрифт_20_абзаца"><text:span text:style-name="T2">-</text:span></text:span><text:span text:style-name="Основной_20_шрифт_20_абзаца"><text:span text:style-name="T3">city</text:span></text:span><text:span text:style-name="Основной_20_шрифт_20_абзаца"><text:span text:style-name="T2">.</text:span></text:span><text:span text:style-name="Основной_20_шрифт_20_абзаца"><text:span text:style-name="T3">ru</text:span></text:span></text:p>
            <text:p text:style-name="P6"/>
            <text:p text:style-name="P9"><text:s text:c="5"/>_______________ № _________________</text:p>
          </table:table-cell>
          <table:table-cell table:style-name="Таблица1.B1" office:value-type="string">
            <text:p text:style-name="P13"/>
            <text:p text:style-name="P13"/>
            <text:p text:style-name="P13"/>
            <text:p text:style-name="P18">$person_fio_genitive$</text:p>
            <text:p text:style-name="P18"/>
            <text:p text:style-name="P17">$registration_address$</text:p>
            <text:p text:style-name="P17">$registration_city$</text:p>
            <text:p text:style-name="P17">$registration_index$</text:p>
          </table:table-cell>
        </table:table-row>
      </table:table>
      <text:p text:style-name="P10"/>
      <text:p text:style-name="P10">Уведомление</text:p>
      <text:p text:style-name="P10"/>
      <text:p text:style-name="P24">Комитет по управлению муниципальным имуществом администрации города Братска сообщает, что на основании Вашего заявления, главой администрации города Братска подписано постановление о мене жилых помещений:</text:p>
      <text:p text:style-name="P25">1) <text:span text:style-name="T4">$side1_address$;</text:span></text:p>
      <text:p text:style-name="P22"><text:span text:style-name="T10">2) </text:span><text:span text:style-name="T5">$side2_address$;</text:span></text:p>
      <text:p text:style-name="P24">Учитывая изложенное, Вам необходимо прибыть в комитет для подписания договора мены по адресу: <text:span text:style-name="T4">г</text:span><text:span text:style-name="T7">ород</text:span> Братск, проспект Ленина, 37, каб. 612 <text:span text:style-name="T14">(613)</text:span>, часы приема: понедельник, вторник, четверг с 9 до 17 ч., обед с 13 до 14 ч.</text:p>
      <text:p text:style-name="P27"><text:span text:style-name="T12">При себе иметь поквартирн</text:span><text:span text:style-name="T9">ую</text:span><text:span text:style-name="T12"> карточк</text:span><text:span text:style-name="T13">у</text:span><text:span text:style-name="T12"> на </text:span><text:span text:style-name="T13">расселяемое жилое помещение</text:span><text:span text:style-name="T12">:</text:span></text:p>
      <text:p text:style-name="P14">Справки по телефону: тел. 349-390, 349-<text:span text:style-name="T14">394</text:span>.</text:p>
      <text:p text:style-name="P26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$notify_signer_post$</text:p>
          </table:table-cell>
          <table:table-cell table:style-name="Таблица2.B1" office:value-type="string">
            <text:p text:style-name="P19">$notify_signer_fio$</text:p>
          </table:table-cell>
        </table:table-row>
      </table:table>
      <text:p text:style-name="P16"/>
      <text:p text:style-name="P11"/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lbany AMT" svg:font-family="'Albany AM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style:font-name-asian="Albany AMT" style:font-name-complex="Times New Roman" style:language-complex="ar" style:country-complex="SA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style-complex="italic" fo:hyphenate="false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fo:font-weight="bold" style:font-weight-asian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PerEP</meta:initial-creator>
    <meta:creation-date>2012-03-28T16:38:00Z</meta:creation-date>
    <dc:date>2014-10-23T16:26:00.55</dc:date>
    <meta:print-date>2013-09-07T21:08:00Z</meta:print-date>
    <meta:editing-cycles>13</meta:editing-cycles>
    <meta:editing-duration>PT14M28S</meta:editing-duration>
    <meta:document-statistic meta:table-count="2" meta:image-count="0" meta:object-count="0" meta:page-count="1" meta:paragraph-count="24" meta:word-count="118" meta:character-count="990" meta:non-whitespace-character-count="890"/>
    <meta:template xlink:type="simple" xlink:actuate="onRequest" xlink:title="" xlink:href="Normal.dotm"/>
  </office:meta>
</office:document-meta>
</file>